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6cm" svg:height="9.435cm" svg:x="18.148cm" svg:y="10.695cm">
            <draw:object draw:notify-on-update-of-ranges="Sheet1.A11:Sheet1.A15 Sheet1.B10:Sheet1.B10 Sheet1.B11:Sheet1.B15 Sheet1.C10:Sheet1.C10 Sheet1.C11:Sheet1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4.041cm" svg:y="0.576cm">
            <draw:object draw:notify-on-update-of-ranges="Sheet1.A1:Sheet1.A1 Sheet1.A2:Sheet1.A6 Sheet1.B1:Sheet1.B1 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0.217cm" svg:y="12.031cm">
            <draw:object draw:notify-on-update-of-ranges="Sheet1.A19:Sheet1.A19 Sheet1.A20:Sheet1.A24 Sheet1.B19:Sheet1.B19 Sheet1.B20:Sheet1.B24 Sheet1.C19:Sheet1.C19 Sheet1.C20:Sheet1.C24 Sheet1.D19:Sheet1.D19 Sheet1.D20:Sheet1.D24 Sheet1.E19:Sheet1.E19 Sheet1.E20:Sheet1.E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o opt</text:p>
          </table:table-cell>
          <table:table-cell office:value-type="string" calcext:value-type="string">
            <text:p>-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t_1024</text:p>
          </table:table-cell>
          <table:table-cell table:style-name="ce1" office:value-type="percentage" office:value="0.9935" calcext:value-type="percentage">
            <text:p>99.35%</text:p>
          </table:table-cell>
          <table:table-cell table:style-name="ce1" office:value-type="percentage" office:value="0.9617" calcext:value-type="percentage">
            <text:p>96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_mult_50_50</text:p>
          </table:table-cell>
          <table:table-cell table:style-name="ce1" office:value-type="percentage" office:value="0.9995" calcext:value-type="percentage">
            <text:p>99.95%</text:p>
          </table:table-cell>
          <table:table-cell table:style-name="ce1" office:value-type="percentage" office:value="0.9963" calcext:value-type="percentage">
            <text:p>99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_vector_8_5000</text:p>
          </table:table-cell>
          <table:table-cell table:style-name="ce1" office:value-type="percentage" office:value="0.9722" calcext:value-type="percentage">
            <text:p>97.22%</text:p>
          </table:table-cell>
          <table:table-cell table:style-name="ce1" office:value-type="percentage" office:value="0.8333" calcext:value-type="percentage">
            <text:p>83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_vector_200_200</text:p>
          </table:table-cell>
          <table:table-cell table:style-name="ce1" office:value-type="percentage" office:value="0.986" calcext:value-type="percentage">
            <text:p>98.60%</text:p>
          </table:table-cell>
          <table:table-cell table:style-name="ce1" office:value-type="percentage" office:value="0.9166" calcext:value-type="percentage">
            <text:p>91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_vector_5000_8</text:p>
          </table:table-cell>
          <table:table-cell table:style-name="ce1" office:value-type="percentage" office:value="0.9854" calcext:value-type="percentage">
            <text:p>98.54%</text:p>
          </table:table-cell>
          <table:table-cell table:style-name="ce1" office:value-type="percentage" office:value="0.925" calcext:value-type="percentage">
            <text:p>92.50%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o opt</text:p>
          </table:table-cell>
          <table:table-cell office:value-type="string" calcext:value-type="string">
            <text:p>-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1830797" calcext:value-type="float">
            <text:p>1830797</text:p>
          </table:table-cell>
          <table:table-cell office:value-type="float" office:value="532213" calcext:value-type="float">
            <text:p>532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_mult_50_50</text:p>
          </table:table-cell>
          <table:table-cell office:value-type="float" office:value="3868960" calcext:value-type="float">
            <text:p>3868960</text:p>
          </table:table-cell>
          <table:table-cell office:value-type="float" office:value="603461" calcext:value-type="float">
            <text:p>603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_vector_8_5000</text:p>
          </table:table-cell>
          <table:table-cell office:value-type="float" office:value="3422646" calcext:value-type="float">
            <text:p>3422646</text:p>
          </table:table-cell>
          <table:table-cell office:value-type="float" office:value="2222384" calcext:value-type="float">
            <text:p>2222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_vector_200_200</text:p>
          </table:table-cell>
          <table:table-cell office:value-type="float" office:value="2448896" calcext:value-type="float">
            <text:p>2448896</text:p>
          </table:table-cell>
          <table:table-cell office:value-type="float" office:value="1247197" calcext:value-type="float">
            <text:p>1247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_vector_5000_8</text:p>
          </table:table-cell>
          <table:table-cell office:value-type="float" office:value="2767944" calcext:value-type="float">
            <text:p>2767944</text:p>
          </table:table-cell>
          <table:table-cell office:value-type="float" office:value="1527745" calcext:value-type="float">
            <text:p>1527745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reads (no opt)</text:p>
          </table:table-cell>
          <table:table-cell office:value-type="string" calcext:value-type="string">
            <text:p><text:span text:style-name="T1">Reads (-O2</text:span>)</text:p>
          </table:table-cell>
          <table:table-cell office:value-type="string" calcext:value-type="string">
            <text:p>writes (no opt)</text:p>
          </table:table-cell>
          <table:table-cell office:value-type="string" calcext:value-type="string">
            <text:p>Writes (-O2)</text:p>
          </table:table-cell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506419" calcext:value-type="float">
            <text:p>506419</text:p>
          </table:table-cell>
          <table:table-cell office:value-type="float" office:value="45810" calcext:value-type="float">
            <text:p>45810</text:p>
          </table:table-cell>
          <table:table-cell office:value-type="float" office:value="153991" calcext:value-type="float">
            <text:p>153991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matrix_mult_50_50</text:p>
          </table:table-cell>
          <table:table-cell office:value-type="float" office:value="1632650" calcext:value-type="float">
            <text:p>1632650</text:p>
          </table:table-cell>
          <table:table-cell office:value-type="float" office:value="252600" calcext:value-type="float">
            <text:p>252600</text:p>
          </table:table-cell>
          <table:table-cell office:value-type="float" office:value="255150" calcext:value-type="float">
            <text:p>25515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atrix_vector_8_5000</text:p>
          </table:table-cell>
          <table:table-cell office:value-type="float" office:value="640048" calcext:value-type="float">
            <text:p>640048</text:p>
          </table:table-cell>
          <table:table-cell office:value-type="float" office:value="80024" calcext:value-type="float">
            <text:p>80024</text:p>
          </table:table-cell>
          <table:table-cell office:value-type="float" office:value="80032" calcext:value-type="float">
            <text:p>80032</text:p>
          </table:table-cell>
          <table:table-cell office:value-type="float" office:value="40024" calcext:value-type="float">
            <text:p>40024</text:p>
          </table:table-cell>
        </table:table-row>
        <table:table-row table:style-name="ro1">
          <table:table-cell office:value-type="string" calcext:value-type="string">
            <text:p>matrix_vector_200_200</text:p>
          </table:table-cell>
          <table:table-cell office:value-type="float" office:value="641200" calcext:value-type="float">
            <text:p>641200</text:p>
          </table:table-cell>
          <table:table-cell office:value-type="float" office:value="80600" calcext:value-type="float">
            <text:p>80600</text:p>
          </table:table-cell>
          <table:table-cell office:value-type="float" office:value="80800" calcext:value-type="float">
            <text:p>80800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 office:value-type="string" calcext:value-type="string">
            <text:p>matrix_vector_5000_8</text:p>
          </table:table-cell>
          <table:table-cell office:value-type="float" office:value="670000" calcext:value-type="float">
            <text:p>670000</text:p>
          </table:table-cell>
          <table:table-cell office:value-type="float" office:value="95000" calcext:value-type="float">
            <text:p>9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000" calcext:value-type="float">
            <text:p>5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6:57.130412376</meta:creation-date>
    <dc:date>2025-02-11T12:30:08.993533760</dc:date>
    <meta:editing-duration>PT1H23M12S</meta:editing-duration>
    <meta:editing-cycles>1</meta:editing-cycles>
    <meta:document-statistic meta:table-count="1" meta:cell-count="66" meta:object-count="3"/>
    <meta:generator>LibreOffice/7.5.4.2$MacOSX_AARCH64 LibreOffice_project/36ccfdc35048b057fd9854c757a8b67ec53977b6</meta:generator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7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5cm" svg:y="3.949cm" style:legend-expansion="high" chart:style-name="ch2"/>
        <chart:plot-area chart:style-name="ch3" table:cell-range-address="Sheet1.A1:Sheet1.C6" chart:data-source-has-labels="both" svg:x="1.301cm" svg:y="0.18cm" svg:width="12.624cm" svg:height="8.64cm">
          <chart:coordinate-region svg:x="2.972cm" svg:y="0.381cm" svg:width="10.953cm" svg:height="5.24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title svg:x="0.451cm" svg:y="5.957cm" chart:style-name="ch6">
              <text:p>Cache hitrate (in %)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bar">
            <chart:data-point chart:repeated="5"/>
          </chart:series>
          <chart:series chart:style-name="ch9" chart:values-cell-range-address="Sheet1.C2:Sheet1.C6" chart:label-cell-address="Sheet1.C1:Sheet1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pt</text:p>
                <draw:g>
                  <svg:desc>Sheet1.B1:Sheet1.B1</svg:desc>
                </draw:g>
              </table:table-cell>
              <table:table-cell office:value-type="string">
                <text:p>-O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A2:Sheet1.A6</svg:desc>
                </draw:g>
              </table:table-cell>
              <table:table-cell office:value-type="float" office:value="0.9935">
                <text:p>0.9935</text:p>
                <draw:g>
                  <svg:desc>Sheet1.B2:Sheet1.B6</svg:desc>
                </draw:g>
              </table:table-cell>
              <table:table-cell office:value-type="float" office:value="0.9617">
                <text:p>0.9617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matrix_mult_50_50</text:p>
              </table:table-cell>
              <table:table-cell office:value-type="float" office:value="0.9995">
                <text:p>0.9995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matrix_vector_8_5000</text:p>
              </table:table-cell>
              <table:table-cell office:value-type="float" office:value="0.9722">
                <text:p>0.9722</text:p>
              </table:table-cell>
              <table:table-cell office:value-type="float" office:value="0.8333">
                <text:p>0.8333</text:p>
              </table:table-cell>
            </table:table-row>
            <table:table-row>
              <table:table-cell office:value-type="string">
                <text:p>matrix_vector_200_200</text:p>
              </table:table-cell>
              <table:table-cell office:value-type="float" office:value="0.986">
                <text:p>0.986</text:p>
              </table:table-cell>
              <table:table-cell office:value-type="float" office:value="0.9166">
                <text:p>0.9166</text:p>
              </table:table-cell>
            </table:table-row>
            <table:table-row>
              <table:table-cell office:value-type="string">
                <text:p>matrix_vector_5000_8</text:p>
              </table:table-cell>
              <table:table-cell office:value-type="float" office:value="0.9854">
                <text:p>0.9854</text:p>
              </table:table-cell>
              <table:table-cell office:value-type="float" office:value="0.925">
                <text:p>0.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aximum="4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436cm" xlink:href=".." xlink:type="simple" chart:class="chart:bar" chart:style-name="ch1">
        <chart:legend chart:legend-position="end" svg:x="14.252cm" svg:y="4.167cm" style:legend-expansion="high" chart:style-name="ch2"/>
        <chart:plot-area chart:style-name="ch3" table:cell-range-address="Sheet1.A10:Sheet1.C15" chart:data-source-has-labels="both" svg:x="1.981cm" svg:y="0.188cm" svg:width="11.951cm" svg:height="9.06cm">
          <chart:coordinate-region svg:x="3.832cm" svg:y="0.389cm" svg:width="10.1cm" svg:height="5.667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5">
            <chart:title svg:x="0.451cm" svg:y="5.775cm" chart:style-name="ch6">
              <text:p>memory delay
(in ns)
</text:p>
            </chart:title>
            <chart:grid chart:style-name="ch7" chart:class="major"/>
          </chart:axis>
          <chart:series chart:style-name="ch8" chart:values-cell-range-address="Sheet1.B11:Sheet1.B15" chart:label-cell-address="Sheet1.B10:Sheet1.B10" chart:class="chart:bar">
            <chart:data-point chart:repeated="5"/>
          </chart:series>
          <chart:series chart:style-name="ch9" chart:values-cell-range-address="Sheet1.C11:Sheet1.C15" chart:label-cell-address="Sheet1.C10:Sheet1.C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pt</text:p>
                <draw:g>
                  <svg:desc>Sheet1.B10:Sheet1.B10</svg:desc>
                </draw:g>
              </table:table-cell>
              <table:table-cell office:value-type="string">
                <text:p>-O2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A11:Sheet1.A15</svg:desc>
                </draw:g>
              </table:table-cell>
              <table:table-cell office:value-type="float" office:value="1830797">
                <text:p>1830797</text:p>
                <draw:g>
                  <svg:desc>Sheet1.B11:Sheet1.B15</svg:desc>
                </draw:g>
              </table:table-cell>
              <table:table-cell office:value-type="float" office:value="532213">
                <text:p>532213</text:p>
                <draw:g>
                  <svg:desc>Sheet1.C11:Sheet1.C15</svg:desc>
                </draw:g>
              </table:table-cell>
            </table:table-row>
            <table:table-row>
              <table:table-cell office:value-type="string">
                <text:p>matrix_mult_50_50</text:p>
              </table:table-cell>
              <table:table-cell office:value-type="float" office:value="3868960">
                <text:p>3868960</text:p>
              </table:table-cell>
              <table:table-cell office:value-type="float" office:value="603461">
                <text:p>603461</text:p>
              </table:table-cell>
            </table:table-row>
            <table:table-row>
              <table:table-cell office:value-type="string">
                <text:p>matrix_vector_8_5000</text:p>
              </table:table-cell>
              <table:table-cell office:value-type="float" office:value="3422646">
                <text:p>3422646</text:p>
              </table:table-cell>
              <table:table-cell office:value-type="float" office:value="2222384">
                <text:p>2222384</text:p>
              </table:table-cell>
            </table:table-row>
            <table:table-row>
              <table:table-cell office:value-type="string">
                <text:p>matrix_vector_200_200</text:p>
              </table:table-cell>
              <table:table-cell office:value-type="float" office:value="2448896">
                <text:p>2448896</text:p>
              </table:table-cell>
              <table:table-cell office:value-type="float" office:value="1247197">
                <text:p>1247197</text:p>
              </table:table-cell>
            </table:table-row>
            <table:table-row>
              <table:table-cell office:value-type="string">
                <text:p>matrix_vector_5000_8</text:p>
              </table:table-cell>
              <table:table-cell office:value-type="float" office:value="2767944">
                <text:p>2767944</text:p>
              </table:table-cell>
              <table:table-cell office:value-type="float" office:value="1527745">
                <text:p>1527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a6a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65cm" svg:y="3.448cm" style:legend-expansion="high" chart:style-name="ch2"/>
        <chart:plot-area chart:style-name="ch3" table:cell-range-address="Sheet1.A19:Sheet1.E24" chart:data-source-has-labels="both" svg:x="1.301cm" svg:y="0.18cm" svg:width="11.344cm" svg:height="8.64cm">
          <chart:coordinate-region svg:x="3.152cm" svg:y="0.381cm" svg:width="9.493cm" svg:height="5.247cm"/>
          <chart:axis chart:dimension="x" chart:name="primary-x" chart:style-name="ch4" chartooo:axis-type="auto">
            <chartooo:date-scale/>
            <chart:categories table:cell-range-address="Sheet1.A20:Sheet1.A24"/>
          </chart:axis>
          <chart:axis chart:dimension="y" chart:name="primary-y" chart:style-name="ch5">
            <chart:title svg:x="0.451cm" svg:y="6.847cm" chart:style-name="ch6">
              <text:p>Read/Write CPU request (count)</text:p>
            </chart:title>
            <chart:grid chart:style-name="ch7" chart:class="major"/>
          </chart:axis>
          <chart:series chart:style-name="ch8" chart:values-cell-range-address="Sheet1.B20:Sheet1.B24" chart:label-cell-address="Sheet1.B19:Sheet1.B19" chart:class="chart:bar">
            <chart:data-point chart:repeated="5"/>
          </chart:series>
          <chart:series chart:style-name="ch9" chart:values-cell-range-address="Sheet1.C20:Sheet1.C24" chart:label-cell-address="Sheet1.C19:Sheet1.C19" chart:class="chart:bar">
            <chart:data-point chart:repeated="5"/>
          </chart:series>
          <chart:series chart:style-name="ch10" chart:values-cell-range-address="Sheet1.D20:Sheet1.D24" chart:label-cell-address="Sheet1.D19:Sheet1.D19" chart:class="chart:bar">
            <chart:data-point chart:repeated="5"/>
          </chart:series>
          <chart:series chart:style-name="ch11" chart:values-cell-range-address="Sheet1.E20:Sheet1.E24" chart:label-cell-address="Sheet1.E19:Sheet1.E1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s (no opt)</text:p>
                <draw:g>
                  <svg:desc>Sheet1.B19:Sheet1.B19</svg:desc>
                </draw:g>
              </table:table-cell>
              <table:table-cell office:value-type="string">
                <text:p>Reads (-O2)</text:p>
                <draw:g>
                  <svg:desc>Sheet1.C19:Sheet1.C19</svg:desc>
                </draw:g>
              </table:table-cell>
              <table:table-cell office:value-type="string">
                <text:p>writes (no opt)</text:p>
                <draw:g>
                  <svg:desc>Sheet1.D19:Sheet1.D19</svg:desc>
                </draw:g>
              </table:table-cell>
              <table:table-cell office:value-type="string">
                <text:p>Writes (-O2)</text:p>
                <draw:g>
                  <svg:desc>Sheet1.E19:Sheet1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A20:Sheet1.A24</svg:desc>
                </draw:g>
              </table:table-cell>
              <table:table-cell office:value-type="float" office:value="506419">
                <text:p>506419</text:p>
                <draw:g>
                  <svg:desc>Sheet1.B20:Sheet1.B24</svg:desc>
                </draw:g>
              </table:table-cell>
              <table:table-cell office:value-type="float" office:value="45810">
                <text:p>45810</text:p>
                <draw:g>
                  <svg:desc>Sheet1.C20:Sheet1.C24</svg:desc>
                </draw:g>
              </table:table-cell>
              <table:table-cell office:value-type="float" office:value="153991">
                <text:p>153991</text:p>
                <draw:g>
                  <svg:desc>Sheet1.D20:Sheet1.D24</svg:desc>
                </draw:g>
              </table:table-cell>
              <table:table-cell office:value-type="float" office:value="32750">
                <text:p>32750</text:p>
                <draw:g>
                  <svg:desc>Sheet1.E20:Sheet1.E24</svg:desc>
                </draw:g>
              </table:table-cell>
            </table:table-row>
            <table:table-row>
              <table:table-cell office:value-type="string">
                <text:p>matrix_mult_50_50</text:p>
              </table:table-cell>
              <table:table-cell office:value-type="float" office:value="1632650">
                <text:p>1632650</text:p>
              </table:table-cell>
              <table:table-cell office:value-type="float" office:value="252600">
                <text:p>252600</text:p>
              </table:table-cell>
              <table:table-cell office:value-type="float" office:value="255150">
                <text:p>25515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matrix_vector_8_5000</text:p>
              </table:table-cell>
              <table:table-cell office:value-type="float" office:value="640048">
                <text:p>640048</text:p>
              </table:table-cell>
              <table:table-cell office:value-type="float" office:value="80024">
                <text:p>80024</text:p>
              </table:table-cell>
              <table:table-cell office:value-type="float" office:value="80032">
                <text:p>80032</text:p>
              </table:table-cell>
              <table:table-cell office:value-type="float" office:value="40024">
                <text:p>40024</text:p>
              </table:table-cell>
            </table:table-row>
            <table:table-row>
              <table:table-cell office:value-type="string">
                <text:p>matrix_vector_200_200</text:p>
              </table:table-cell>
              <table:table-cell office:value-type="float" office:value="641200">
                <text:p>641200</text:p>
              </table:table-cell>
              <table:table-cell office:value-type="float" office:value="80600">
                <text:p>80600</text:p>
              </table:table-cell>
              <table:table-cell office:value-type="float" office:value="80800">
                <text:p>80800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>
                <text:p>matrix_vector_5000_8</text:p>
              </table:table-cell>
              <table:table-cell office:value-type="float" office:value="670000">
                <text:p>67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55000">
                <text:p>5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